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704848" officeooo:paragraph-rsid="00704848" style:font-weight-asian="bold" style:font-weight-complex="bold"/>
    </style:style>
    <style:style style:name="P7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fo:language="en" fo:country="US" officeooo:rsid="0066fdf4" officeooo:paragraph-rsid="00642625"/>
    </style:style>
    <style:style style:name="P9" style:family="paragraph" style:parent-style-name="Standard">
      <style:paragraph-properties fo:margin-top="0cm" fo:margin-bottom="0.282cm" style:contextual-spacing="false"/>
      <style:text-properties officeooo:paragraph-rsid="007047ee"/>
    </style:style>
    <style:style style:name="P10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12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3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4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6" style:family="paragraph" style:parent-style-name="Standard">
      <style:text-properties officeooo:paragraph-rsid="0044fa94"/>
    </style:style>
    <style:style style:name="P17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8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9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20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22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3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4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5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6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7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8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9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30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P31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style:font-name="SFMono-Regular" fo:font-size="10.5pt" fo:letter-spacing="normal" fo:font-style="normal" fo:font-weight="normal" officeooo:rsid="00264559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ec247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officeooo:rsid="00596c7c"/>
    </style:style>
    <style:style style:name="T15" style:family="text">
      <style:text-properties officeooo:rsid="00209dff"/>
    </style:style>
    <style:style style:name="T16" style:family="text">
      <style:text-properties officeooo:rsid="005902d3"/>
    </style:style>
    <style:style style:name="T17" style:family="text">
      <style:text-properties officeooo:rsid="006859a4"/>
    </style:style>
    <style:style style:name="T18" style:family="text">
      <style:text-properties officeooo:rsid="001edb0f"/>
    </style:style>
    <style:style style:name="T19" style:family="text">
      <style:text-properties officeooo:rsid="002d8ef2"/>
    </style:style>
    <style:style style:name="T20" style:family="text">
      <style:text-properties officeooo:rsid="007047ee"/>
    </style:style>
    <style:style style:name="T21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2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3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4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25" style:family="text">
      <style:text-properties fo:color="#000000" loext:opacity="100%" fo:language="en" fo:country="US" fo:background-color="#ffffff" loext:char-shading-value="0"/>
    </style:style>
    <style:style style:name="T26" style:family="text">
      <style:text-properties fo:color="#000000" loext:opacity="100%" fo:language="en" fo:country="US" officeooo:rsid="004cae9c" fo:background-color="#ffffff" loext:char-shading-value="0"/>
    </style:style>
    <style:style style:name="T27" style:family="text">
      <style:text-properties fo:color="#000000" loext:opacity="100%" fo:language="en" fo:country="US" officeooo:rsid="004d738e" fo:background-color="#ffffff" loext:char-shading-value="0"/>
    </style:style>
    <style:style style:name="T28" style:family="text">
      <style:text-properties fo:language="en" fo:country="US" officeooo:rsid="00488865"/>
    </style:style>
    <style:style style:name="T29" style:family="text">
      <style:text-properties fo:color="#5454ff" loext:opacity="100%" fo:language="en" fo:country="US" fo:font-weight="bold" fo:background-color="#ffffff" loext:char-shading-value="0"/>
    </style:style>
    <style:style style:name="T30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31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32" style:family="text">
      <style:text-properties style:font-name="monospace" fo:language="en" fo:country="US" officeooo:rsid="0049e7e1"/>
    </style:style>
    <style:style style:name="T33" style:family="text">
      <style:text-properties style:font-name="monospace" fo:language="en" fo:country="US" officeooo:rsid="004b1be2"/>
    </style:style>
    <style:style style:name="T34" style:family="text">
      <style:text-properties style:font-name="monospace" fo:language="en" fo:country="US" officeooo:rsid="0050635e"/>
    </style:style>
    <style:style style:name="T35" style:family="text">
      <style:text-properties officeooo:rsid="004d9afe"/>
    </style:style>
    <style:style style:name="T36" style:family="text">
      <style:text-properties fo:color="#000000" loext:opacity="100%" fo:language="en" fo:country="US" officeooo:rsid="00504c88" fo:background-color="#ffffff" loext:char-shading-value="0"/>
    </style:style>
    <style:style style:name="T37" style:family="text">
      <style:text-properties fo:language="en" fo:country="US" officeooo:rsid="001c3b73"/>
    </style:style>
    <style:style style:name="T38" style:family="text">
      <style:text-properties style:font-name="SFMono-Regular" fo:font-size="10.5pt" fo:language="en" fo:country="US" fo:font-style="normal" fo:font-weight="normal" officeooo:rsid="00264559"/>
    </style:style>
    <style:style style:name="T39" style:family="text">
      <style:text-properties fo:color="#bbbbbb" loext:opacity="100%" style:font-name="SFMono-Regular" fo:font-size="10.5pt" fo:language="en" fo:country="US" fo:font-style="normal" fo:font-weight="normal" officeooo:rsid="00264559"/>
    </style:style>
    <style:style style:name="T40" style:family="text">
      <style:text-properties fo:color="#208050" loext:opacity="100%" style:font-name="SFMono-Regular" fo:font-size="10.5pt" fo:language="en" fo:country="US" fo:font-style="normal" fo:font-weight="normal" officeooo:rsid="00264559"/>
    </style:style>
    <style:style style:name="T41" style:family="text">
      <style:text-properties fo:color="#208050" loext:opacity="100%" style:font-name="SFMono-Regular" fo:font-size="10.5pt" fo:language="en" fo:country="US" fo:font-style="normal" fo:font-weight="normal" officeooo:rsid="00269094"/>
    </style:style>
    <style:style style:name="T42" style:family="text">
      <style:text-properties style:font-name="SFMono-Regular" fo:font-size="10.5pt" fo:font-style="normal" fo:font-weight="normal"/>
    </style:style>
    <style:style style:name="T43" style:family="text">
      <style:text-properties fo:color="#bbbbbb" loext:opacity="100%" style:font-name="SFMono-Regular" fo:font-size="10.5pt" fo:font-style="normal" fo:font-weight="normal"/>
    </style:style>
    <style:style style:name="T44" style:family="text">
      <style:text-properties fo:color="#4070a0" loext:opacity="100%" style:font-name="SFMono-Regular" fo:font-size="10.5pt" fo:font-style="normal" fo:font-weight="normal"/>
    </style:style>
    <style:style style:name="T45" style:family="text">
      <style:text-properties fo:color="#4070a0" loext:opacity="100%" style:font-name="SFMono-Regular" fo:font-size="10.5pt" fo:font-style="normal" fo:font-weight="normal" officeooo:rsid="00264559"/>
    </style:style>
    <style:style style:name="T46" style:family="text">
      <style:text-properties style:font-name="SFMono-Regular" fo:font-size="10.5pt" fo:font-style="normal" fo:font-weight="normal" officeooo:rsid="0029a65d"/>
    </style:style>
    <style:style style:name="T47" style:family="text">
      <style:text-properties style:font-name="SFMono-Regular" fo:font-size="10.5pt" fo:font-style="normal" fo:font-weight="normal" officeooo:rsid="005cecb1"/>
    </style:style>
    <style:style style:name="T48" style:family="text">
      <style:text-properties style:font-name="SFMono-Regular" fo:font-size="10.5pt" fo:font-style="normal" fo:font-weight="normal" officeooo:rsid="00264559"/>
    </style:style>
    <style:style style:name="T49" style:family="text">
      <style:text-properties style:font-name="SFMono-Regular" fo:font-size="10.5pt" fo:font-style="normal" fo:font-weight="normal" officeooo:rsid="0070a690"/>
    </style:style>
    <style:style style:name="T50" style:family="text">
      <style:text-properties style:font-name="SFMono-Regular" fo:font-size="10.5pt" fo:font-style="normal" fo:font-weight="normal" officeooo:rsid="0070ff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</text:span><text:span text:style-name="T2">8</text:span><text:span text:style-name="T1">.</text:span><text:span text:style-name="T2">0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>Для версии 17.*:</text:p>
      <text:p text:style-name="P7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8" loext:marker-style-name="T1"/>
      <text:p text:style-name="P6">Для версии 18.*:</text:p>
      <text:p text:style-name="P9" loext:marker-style-name="T1">docker run -d --name postgres -e POSTGRES_PASSWORD=admin -<text:span text:style-name="T14">v</text:span><text:span text:style-name="T15"> </text:span><text:span text:style-name="T16">/</text:span><text:span text:style-name="T17">files</text:span><text:span text:style-name="T4">/data/</text:span><text:span text:style-name="T18">Postgres</text:span><text:span text:style-name="T19">_</text:span><text:span text:style-name="T18">Local</text:span><text:span text:style-name="T16">_Data</text:span><text:span text:style-name="T18">:</text:span>/var/lib/postgresql/<text:span text:style-name="T20">18/docker</text:span> -p 5432:5432 postgres:<text:span text:style-name="T3">1</text:span><text:span text:style-name="T20">8.0</text:span></text:p>
      <text:p text:style-name="P10" loext:marker-style-name="T1"><text:span text:style-name="T1">Подключение:</text:span></text:p>
      <text:p text:style-name="P10" loext:marker-style-name="T1"><text:span text:style-name="T1">Порт - 5432</text:span></text:p>
      <text:p text:style-name="P11" loext:marker-style-name="T1"><text:span text:style-name="T1">Пользователь – postgres</text:span></text:p>
      <text:p text:style-name="P11" loext:marker-style-name="T1">Пароль – admin</text:p>
      <text:p text:style-name="P4" loext:marker-style-name="T1"/>
      <text:p text:style-name="P12">Остальные – для справки</text:p>
      <text:p text:style-name="P13" loext:marker-style-name="T1"/>
      <text:p text:style-name="P14"><text:span text:style-name="T3">Для Linux</text:span> – используем NFS:</text:p>
      <text:p text:style-name="P15">Запускаем создание контецйнера с автоматическим созданием соответствующего volume:</text:p>
      <text:p text:style-name="P16" loext:marker-style-name="T1"><text:span text:style-name="T3">docker run -d --name postgres -e POSTGRES_PASSWORD=admin </text:span><text:span text:style-name="T21">--mount 'type=volume,source=</text:span><text:span text:style-name="T22">Postgres_Local</text:span><text:span text:style-name="T21">,target=/var/lib/postgresql/data,volume-driver=local,volume-opt=type=nfs,volume-opt=device=:/home/alex/data/Postgres_Local_Data,"volume-opt=o=addr=1</text:span><text:span text:style-name="T23">92.168.1.12</text:span><text:span text:style-name="T21">,rw,nfsvers=4"'</text:span><text:span text:style-name="T24"> -p 5432:5432 postgres:17.2</text:span></text:p>
      <text:p text:style-name="P17" loext:marker-style-name="T1"><text:soft-page-break/><text:span text:style-name="T1"/></text:p>
      <text:p text:style-name="P18">Для Linux (SSH):</text:p>
      <text:p text:style-name="P19" loext:marker-style-name="T1"><text:span text:style-name="T1"/></text:p>
      <text:p text:style-name="P19" loext:marker-style-name="T1"><text:span text:style-name="T1">Ставим плагин для докера:</text:span></text:p>
      <text:p text:style-name="P20">docker plugin install vieux/sshfs</text:p>
      <text:p text:style-name="P19" loext:marker-style-name="T1"><text:span text:style-name="T1">ставим правильные доступы для папки с файлами БД:</text:span></text:p>
      <text:p text:style-name="P21" loext:marker-style-name="T1"><text:span text:style-name="T25">sudo chown $(id -u):$(id -g) /home/alex/data/Postgres_Local_Data/</text:span></text:p>
      <text:p text:style-name="P22" loext:marker-style-name="T1"><text:span text:style-name="T26">sudo chmod 700 -R /home/alex/data/</text:span><text:span text:style-name="T25">Postgres_Local_Data/</text:span></text:p>
      <text:p text:style-name="P22" loext:marker-style-name="T1"><text:span text:style-name="T27">т.е. должно быть при просмотре: ls -l </text:span><text:span text:style-name="T26">/home/alex/data/</text:span></text:p>
      <text:p text:style-name="P23" loext:marker-style-name="T1"><text:span text:style-name="T28"><text:s/></text:span><text:span text:style-name="T25">drwx------ 19 alex alex 4096 янв 11 20:26 </text:span><text:span text:style-name="T29">Postgres_Local_Data</text:span><text:span text:style-name="T1"><text:line-break/><text:line-break/></text:span></text:p>
      <text:p text:style-name="P24" loext:marker-style-name="T1"><text:span text:style-name="T1">Делаем Volume для папки с БД:</text:span></text:p>
      <text:p text:style-name="P25" loext:marker-style-name="T1"><text:span text:style-name="T30">docker volume create --driver vieux/sshfs -o sshcmd=alex@192.168.1.12:/home/alex/data/</text:span><text:span text:style-name="T31">Postgres</text:span><text:span text:style-name="T30">_Local</text:span><text:span text:style-name="T31">_Data</text:span><text:span text:style-name="T30"> -o password=1 -o allow_other</text:span><text:span text:style-name="T32"> -o port=22 </text:span><text:span text:style-name="T33">Postgres_</text:span><text:span text:style-name="T34">Local_</text:span><text:span text:style-name="T33">Data</text:span><text:span text:style-name="T32"><text:line-break/><text:line-break/>где:</text:span></text:p>
      <text:p text:style-name="P26">sshcmd=&lt;пользователь&gt;@&lt;IP компа с SSH&gt;:&lt;путь к папке с данными&gt;</text:p>
      <text:p text:style-name="P27" loext:marker-style-name="T1">password=&lt;<text:span text:style-name="T35">пароль без кавычек</text:span>&gt;</text:p>
      <text:p text:style-name="P24" loext:marker-style-name="T1"><text:span text:style-name="T1"/></text:p>
      <text:p text:style-name="P28" loext:marker-style-name="T1"><text:span text:style-name="T1">Запускаем контейнер:</text:span></text:p>
      <text:p text:style-name="P24" loext:marker-style-name="T1"><text:span text:style-name="T25">docker run -d --user $(id -u):$(id -g) --name postgres -e POSTGRES_PASSWORD=admin -v Postgres_</text:span><text:span text:style-name="T36">Local_</text:span><text:span text:style-name="T25">Data:/var/lib/postgresql/data -p 5432:5432 </text:span><text:span text:style-name="T1">postgres:17.2<text:line-break/><text:line-break/></text:span></text:p>
      <text:p text:style-name="P17" loext:marker-style-name="T1"><text:span text:style-name="T37"/></text:p>
      <text:p text:style-name="P17" loext:marker-style-name="T1"><text:span text:style-name="T37">----------------------</text:span></text:p>
      <text:p text:style-name="P29" loext:marker-style-name="T1"><text:span text:style-name="T37">P</text:span><text:span text:style-name="T1">gAdmin</text:span></text:p>
      <text:p text:style-name="P30" loext:marker-style-name="T1"><text:bookmark-start text:name="__DdeLink__289_1304503130"/><text:bookmark-start text:name="__DdeLink__279_714823351"/><text:span text:style-name="T38">docker</text:span><text:span text:style-name="T39"> </text:span><text:span text:style-name="T38">run</text:span><text:span text:style-name="T39"> </text:span><text:span text:style-name="T38">-p</text:span><text:span text:style-name="T39"> </text:span><text:span text:style-name="T40">80</text:span><text:span text:style-name="T41">81</text:span><text:span text:style-name="T38">:80</text:span><text:span text:style-name="T39"> </text:span><text:span text:style-name="T42">-e</text:span><text:span text:style-name="T43"> </text:span><text:span text:style-name="T44">'PGADMIN_DEFAULT_EMAIL=</text:span><text:span text:style-name="T45">admin</text:span><text:span text:style-name="T44">@</text:span><text:span text:style-name="T45">admin</text:span><text:span text:style-name="T44">.com'</text:span><text:span text:style-name="T43"> </text:span><text:span text:style-name="T42">-e</text:span><text:span text:style-name="T43"> </text:span><text:span text:style-name="T44">'PGADMIN_DEFAULT_PASSWORD=</text:span><text:span text:style-name="T45">admin</text:span><text:span text:style-name="T44">'</text:span><text:span text:style-name="T43"> </text:span><text:span text:style-name="T42">-d --</text:span><text:span text:style-name="T46">name pgadmin</text:span><text:span text:style-name="T43"> </text:span><text:span text:style-name="T42">dpage/pgadmin4:</text:span><text:span text:style-name="T47">9</text:span><text:span text:style-name="T48">.</text:span><text:span text:style-name="T49">1</text:span><text:span text:style-name="T50">1</text:span><text:span text:style-name="T48">.0</text:span><text:bookmark-end text:name="__DdeLink__289_1304503130"/><text:bookmark-end text:name="__DdeLink__279_714823351"/></text:p>
      <text:p text:style-name="P31" loext:marker-style-name="T1"><text:soft-page-break/></text:p>
      <text:p text:style-name="P29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FMono-Regular" svg:font-family="SFMono-Regular, Menlo, Monaco, Consolas, 'Liberation Mono', 'Courier New', monospac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12-23T16:31:47.883224924</dc:date>
    <meta:editing-cycles>82</meta:editing-cycles>
    <meta:editing-duration>P1DT2H35M39S</meta:editing-duration>
    <meta:generator>LibreOffice/25.8.4.2$Linux_X86_64 LibreOffice_project/580$Build-2</meta:generator>
    <meta:document-statistic meta:table-count="0" meta:image-count="0" meta:object-count="0" meta:page-count="3" meta:paragraph-count="34" meta:word-count="222" meta:character-count="2136" meta:non-whitespace-character-count="1943"/>
    <meta:user-defined meta:name="AppVersion">15.0000</meta:user-defined>
    <meta:template xlink:type="simple" xlink:actuate="onRequest" xlink:title="Normal.dotm" xlink:href=""/>
  </office:meta>
</office:document-meta>
</file>